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Default"/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2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4:58:18.976185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19:52.548717951</meta:creation-date>
    <dc:date>2016-09-01T15:00:17.815674732</dc:date>
    <meta:editing-duration>PT27M25S</meta:editing-duration>
    <meta:editing-cycles>8</meta:editing-cycles>
    <meta:generator>LibreOffice/5.2.0.4$Linux_X86_64 LibreOffice_project/20m0$Build-4</meta:generator>
    <meta:document-statistic meta:table-count="1" meta:cell-count="2500" meta:object-count="0"/>
  </office:meta>
</office:document-meta>
</file>